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8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_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AM C#</text:p>
          </table:table-cell>
          <table:table-cell office:value-type="string" calcext:value-type="string">
            <text:p>RAM C</text:p>
          </table:table-cell>
          <table:table-cell office:value-type="string" calcext:value-type="string">
            <text:p>RAM 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22944" calcext:value-type="float">
            <text:p>19922944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3648" calcext:value-type="float">
            <text:p>20123648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324352" calcext:value-type="float">
            <text:p>20324352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520960" calcext:value-type="float">
            <text:p>20520960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453056" calcext:value-type="float">
            <text:p>17453056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518592" calcext:value-type="float">
            <text:p>17518592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719296" calcext:value-type="float">
            <text:p>17719296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821696" calcext:value-type="float">
            <text:p>17821696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821696" calcext:value-type="float">
            <text:p>17821696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22400" calcext:value-type="float">
            <text:p>18022400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219008" calcext:value-type="float">
            <text:p>18219008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21408" calcext:value-type="float">
            <text:p>18321408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522112" calcext:value-type="float">
            <text:p>18522112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722816" calcext:value-type="float">
            <text:p>18722816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419712" calcext:value-type="float">
            <text:p>18419712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620416" calcext:value-type="float">
            <text:p>18620416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821120" calcext:value-type="float">
            <text:p>18821120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821120" calcext:value-type="float">
            <text:p>18821120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821120" calcext:value-type="float">
            <text:p>18821120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923520" calcext:value-type="float">
            <text:p>18923520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419712" calcext:value-type="float">
            <text:p>18419712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222528" calcext:value-type="float">
            <text:p>19222528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521536" calcext:value-type="float">
            <text:p>19521536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722240" calcext:value-type="float">
            <text:p>19722240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922944" calcext:value-type="float">
            <text:p>19922944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820544" calcext:value-type="float">
            <text:p>19820544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922944" calcext:value-type="float">
            <text:p>19922944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23648" calcext:value-type="float">
            <text:p>20123648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422656" calcext:value-type="float">
            <text:p>20422656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143424" calcext:value-type="float">
            <text:p>71434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570112" calcext:value-type="float">
            <text:p>2057011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502208" calcext:value-type="float">
            <text:p>1750220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768448" calcext:value-type="float">
            <text:p>1776844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870848" calcext:value-type="float">
            <text:p>1787084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071552" calcext:value-type="float">
            <text:p>1807155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169856" calcext:value-type="float">
            <text:p>1816985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268160" calcext:value-type="float">
            <text:p>1826816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468864" calcext:value-type="float">
            <text:p>1846886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669568" calcext:value-type="float">
            <text:p>1866956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870272" calcext:value-type="float">
            <text:p>1887027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169280" calcext:value-type="float">
            <text:p>1916928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369984" calcext:value-type="float">
            <text:p>1936998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673088" calcext:value-type="float">
            <text:p>1967308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869696" calcext:value-type="float">
            <text:p>1986969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070400" calcext:value-type="float">
            <text:p>2007040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271104" calcext:value-type="float">
            <text:p>2027110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570112" calcext:value-type="float">
            <text:p>2057011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567744" calcext:value-type="float">
            <text:p>1756774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768448" calcext:value-type="float">
            <text:p>1776844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71552" calcext:value-type="float">
            <text:p>1807155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268160" calcext:value-type="float">
            <text:p>1826816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468864" calcext:value-type="float">
            <text:p>1846886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669568" calcext:value-type="float">
            <text:p>1866956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972672" calcext:value-type="float">
            <text:p>1897267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169280" calcext:value-type="float">
            <text:p>1916928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369984" calcext:value-type="float">
            <text:p>1936998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570688" calcext:value-type="float">
            <text:p>1957068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869696" calcext:value-type="float">
            <text:p>1986969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972096" calcext:value-type="float">
            <text:p>1997209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271104" calcext:value-type="float">
            <text:p>2027110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320256" calcext:value-type="float">
            <text:p>2032025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616896" calcext:value-type="float">
            <text:p>1761689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817600" calcext:value-type="float">
            <text:p>1781760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018304" calcext:value-type="float">
            <text:p>1801830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214912" calcext:value-type="float">
            <text:p>1821491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518016" calcext:value-type="float">
            <text:p>1851801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718720" calcext:value-type="float">
            <text:p>1871872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919424" calcext:value-type="float">
            <text:p>1891942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218432" calcext:value-type="float">
            <text:p>1921843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419136" calcext:value-type="float">
            <text:p>1941913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619840" calcext:value-type="float">
            <text:p>1961984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816448" calcext:value-type="float">
            <text:p>1981644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119552" calcext:value-type="float">
            <text:p>2011955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320256" calcext:value-type="float">
            <text:p>2032025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448960" calcext:value-type="float">
            <text:p>1744896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616896" calcext:value-type="float">
            <text:p>1761689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817600" calcext:value-type="float">
            <text:p>1781760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018304" calcext:value-type="float">
            <text:p>1801830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317312" calcext:value-type="float">
            <text:p>1831731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518016" calcext:value-type="float">
            <text:p>1851801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718720" calcext:value-type="float">
            <text:p>1871872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919424" calcext:value-type="float">
            <text:p>1891942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116032" calcext:value-type="float">
            <text:p>1911603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316736" calcext:value-type="float">
            <text:p>1931673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619840" calcext:value-type="float">
            <text:p>1961984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816448" calcext:value-type="float">
            <text:p>1981644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119552" calcext:value-type="float">
            <text:p>2011955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320256" calcext:value-type="float">
            <text:p>2032025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616896" calcext:value-type="float">
            <text:p>1761689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817600" calcext:value-type="float">
            <text:p>1781760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018304" calcext:value-type="float">
            <text:p>1801830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317312" calcext:value-type="float">
            <text:p>1831731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518016" calcext:value-type="float">
            <text:p>1851801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718720" calcext:value-type="float">
            <text:p>1871872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919424" calcext:value-type="float">
            <text:p>1891942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218432" calcext:value-type="float">
            <text:p>1921843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419136" calcext:value-type="float">
            <text:p>1941913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619840" calcext:value-type="float">
            <text:p>1961984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816448" calcext:value-type="float">
            <text:p>1981644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017152" calcext:value-type="float">
            <text:p>2001715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217856" calcext:value-type="float">
            <text:p>2021785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418560" calcext:value-type="float">
            <text:p>2041856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514496" calcext:value-type="float">
            <text:p>1751449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715200" calcext:value-type="float">
            <text:p>1771520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915904" calcext:value-type="float">
            <text:p>1791590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116608" calcext:value-type="float">
            <text:p>18116608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415616" calcext:value-type="float">
            <text:p>1841561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616320" calcext:value-type="float">
            <text:p>1861632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817024" calcext:value-type="float">
            <text:p>1881702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116032" calcext:value-type="float">
            <text:p>1911603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316736" calcext:value-type="float">
            <text:p>1931673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9517440" calcext:value-type="float">
            <text:p>1951744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9718144" calcext:value-type="float">
            <text:p>1971814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017152" calcext:value-type="float">
            <text:p>20017152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217856" calcext:value-type="float">
            <text:p>20217856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418560" calcext:value-type="float">
            <text:p>2041856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448960" calcext:value-type="float">
            <text:p>1744896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715200" calcext:value-type="float">
            <text:p>17715200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915904" calcext:value-type="float">
            <text:p>17915904</text:p>
          </table:table-cell>
          <table:table-cell office:value-type="float" office:value="1699840" calcext:value-type="float">
            <text:p>1699840</text:p>
          </table:table-cell>
          <table:table-cell office:value-type="float" office:value="6971392" calcext:value-type="float">
            <text:p>69713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21])/120" office:value-type="float" office:value="18969463.4666667" calcext:value-type="float">
            <text:p>18969463,4666667</text:p>
          </table:table-cell>
          <table:table-cell table:formula="of:=SUM([.C2:.C121])/120" office:value-type="float" office:value="1705779.2" calcext:value-type="float">
            <text:p>1705779,2</text:p>
          </table:table-cell>
          <table:table-cell table:formula="of:=SUM([.D2:.D121])/120" office:value-type="float" office:value="7067955.2" calcext:value-type="float">
            <text:p>7067955,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1])" office:value-type="float" office:value="20570112" calcext:value-type="float">
            <text:p>20570112</text:p>
          </table:table-cell>
          <table:table-cell table:formula="of:=MAX([.C2:.C121])" office:value-type="float" office:value="1724416" calcext:value-type="float">
            <text:p>1724416</text:p>
          </table:table-cell>
          <table:table-cell table:formula="of:=MAX([.D2:.D121])" office:value-type="float" office:value="7208960" calcext:value-type="float">
            <text:p>720896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21])" office:value-type="float" office:value="17448960" calcext:value-type="float">
            <text:p>17448960</text:p>
          </table:table-cell>
          <table:table-cell table:formula="of:=MIN([.C2:.C121])" office:value-type="float" office:value="1699840" calcext:value-type="float">
            <text:p>1699840</text:p>
          </table:table-cell>
          <table:table-cell table:formula="of:=MIN([.D2:.D121])" office:value-type="float" office:value="6615040" calcext:value-type="float">
            <text:p>66150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9:17:25.93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8-06-18T19:17:56.438000000</dc:date>
    <meta:editing-duration>PT28M23S</meta:editing-duration>
    <meta:editing-cycles>10</meta:editing-cycles>
    <meta:document-statistic meta:table-count="1" meta:cell-count="495" meta:object-count="0"/>
  </office:meta>
</office:document-meta>
</file>